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rr0</text:p>
          </table:table-cell>
          <table:table-cell office:value-type="string">
            <text:p>rf0</text:p>
          </table:table-cell>
          <table:table-cell office:value-type="string">
            <text:p>rr2</text:p>
          </table:table-cell>
          <table:table-cell office:value-type="string">
            <text:p>rf2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00">
            <text:p>105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1500">
            <text:p>115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ma</text:p>
          </table:table-cell>
          <table:table-cell table:formula="of:=[.B2]*5000+[.B3]*5500+[.B4]*6000+[.B5]*6500+[.B6]*7000+[.B7]*7500+[.B8]*8000+[.B9]*8500+[.B10]*9000+[.B11]*9500+[.B12]*10000+[.B13]*10500+[.B14]*11000+[.B15]*11500" office:value-type="float" office:value="188500">
            <text:p>188500</text:p>
          </table:table-cell>
          <table:table-cell table:formula="of:=[.C2]*5000+[.C3]*5500+[.C4]*6000+[.C5]*6500+[.C6]*7000+[.C7]*7500+[.C8]*8000+[.C9]*8500+[.C10]*9000+[.C11]*9500+[.C12]*10000+[.C13]*10500+[.C14]*11000+[.C15]*11500" office:value-type="float" office:value="197000">
            <text:p>197000</text:p>
          </table:table-cell>
          <table:table-cell table:formula="of:=[.D2]*5000+[.D3]*5500+[.D4]*6000+[.D5]*6500+[.D6]*7000+[.D7]*7500+[.D8]*8000+[.D9]*8500+[.D10]*9000+[.D11]*9500+[.D12]*10000+[.D13]*10500+[.D14]*11000+[.D15]*11500" office:value-type="float" office:value="196000">
            <text:p>196000</text:p>
          </table:table-cell>
          <table:table-cell table:formula="of:=[.E2]*5000+[.E3]*5500+[.E4]*6000+[.E5]*6500+[.E6]*7000+[.E7]*7500+[.E8]*8000+[.E9]*8500+[.E10]*9000+[.E11]*9500+[.E12]*10000+[.E13]*10500+[.E14]*11000+[.E15]*11500" office:value-type="float" office:value="189500">
            <text:p>189500</text:p>
          </table:table-cell>
        </table:table-row>
        <table:table-row table:style-name="ro1">
          <table:table-cell office:value-type="string">
            <text:p>soma2</text:p>
          </table:table-cell>
          <table:table-cell table:formula="of:=[.B2]*5000^2+[.B3]*5500^2+[.B4]*6000^2+[.B5]*6500^2+[.B6]*7000^2+[.B7]*7500^2+[.B8]*8000^2+[.B9]*8500^2+[.B10]*9000^2+[.B11]*9500^2+[.B12]*10000^2+[.B13]*10500^2+[.B14]*11000^2+[.B15]*11500^2" office:value-type="float" office:value="1240750000">
            <text:p>1240750000</text:p>
          </table:table-cell>
          <table:table-cell table:formula="of:=[.C2]*5000^2+[.C3]*5500^2+[.C4]*6000^2+[.C5]*6500^2+[.C6]*7000^2+[.C7]*7500^2+[.C8]*8000^2+[.C9]*8500^2+[.C10]*9000^2+[.C11]*9500^2+[.C12]*10000^2+[.C13]*10500^2+[.C14]*11000^2+[.C15]*11500^2" office:value-type="float" office:value="1316000000">
            <text:p>1316000000</text:p>
          </table:table-cell>
          <table:table-cell table:formula="of:=[.D2]*5000^2+[.D3]*5500^2+[.D4]*6000^2+[.D5]*6500^2+[.D6]*7000^2+[.D7]*7500^2+[.D8]*8000^2+[.D9]*8500^2+[.D10]*9000^2+[.D11]*9500^2+[.D12]*10000^2+[.D13]*10500^2+[.D14]*11000^2+[.D15]*11500^2" office:value-type="float" office:value="1360500000">
            <text:p>1360500000</text:p>
          </table:table-cell>
          <table:table-cell table:formula="of:=[.E2]*5000^2+[.E3]*5500^2+[.E4]*6000^2+[.E5]*6500^2+[.E6]*7000^2+[.E7]*7500^2+[.E8]*8000^2+[.E9]*8500^2+[.E10]*9000^2+[.E11]*9500^2+[.E12]*10000^2+[.E13]*10500^2+[.E14]*11000^2+[.E15]*11500^2" office:value-type="float" office:value="1234250000">
            <text:p>1234250000</text:p>
          </table:table-cell>
        </table:table-row>
        <table:table-row table:style-name="ro1">
          <table:table-cell office:value-type="string">
            <text:p>média</text:p>
          </table:table-cell>
          <table:table-cell table:style-name="ce1" table:formula="of:=[.B17]/30" office:value-type="float" office:value="6283.33333333333">
            <text:p>6283,33333333</text:p>
          </table:table-cell>
          <table:table-cell table:style-name="ce1" table:formula="of:=[.C17]/30" office:value-type="float" office:value="6566.66666666667">
            <text:p>6566,66666667</text:p>
          </table:table-cell>
          <table:table-cell table:style-name="ce1" table:formula="of:=[.D17]/30" office:value-type="float" office:value="6533.33333333333">
            <text:p>6533,33333333</text:p>
          </table:table-cell>
          <table:table-cell table:style-name="ce1" table:formula="of:=[.E17]/30" office:value-type="float" office:value="6316.66666666667">
            <text:p>6316,66666667</text:p>
          </table:table-cell>
        </table:table-row>
        <table:table-row table:style-name="ro1">
          <table:table-cell office:value-type="string">
            <text:p>dp</text:p>
          </table:table-cell>
          <table:table-cell table:style-name="ce1" table:formula="of:=SQRT(([.B18]-30*[.B19]^2)/29)" office:value-type="float" office:value="1393.84937922073">
            <text:p>1393,84937922</text:p>
          </table:table-cell>
          <table:table-cell table:style-name="ce1" table:formula="of:=SQRT(([.C18]-30*[.C19]^2)/29)" office:value-type="float" office:value="878.216583660372">
            <text:p>878,21658366</text:p>
          </table:table-cell>
          <table:table-cell table:style-name="ce1" table:formula="of:=SQRT(([.D18]-30*[.D19]^2)/29)" office:value-type="float" office:value="1660.56353819052">
            <text:p>1660,56353819</text:p>
          </table:table-cell>
          <table:table-cell table:style-name="ce1" table:formula="of:=SQRT(([.E18]-30*[.E19]^2)/29)" office:value-type="float" office:value="1133.22345647222">
            <text:p>1133,22345647</text:p>
          </table:table-cell>
        </table:table-row>
        <table:table-row table:style-name="ro1">
          <table:table-cell office:value-type="string">
            <text:p>L</text:p>
          </table:table-cell>
          <table:table-cell table:style-name="ce1" table:formula="of:=[.B19]-1.96*[.B20]/SQRT(30)" office:value-type="float" office:value="5784.550738781">
            <text:p>5784,55073878</text:p>
          </table:table-cell>
          <table:table-cell table:style-name="ce1" table:formula="of:=[.C19]-1.96*[.C20]/SQRT(30)" office:value-type="float" office:value="6252.40089827934">
            <text:p>6252,40089828</text:p>
          </table:table-cell>
          <table:table-cell table:style-name="ce1" table:formula="of:=[.D19]-1.96*[.D20]/SQRT(30)" office:value-type="float" office:value="5939.10830274881">
            <text:p>5939,10830275</text:p>
          </table:table-cell>
          <table:table-cell table:style-name="ce1" table:formula="of:=[.E19]-1.96*[.E20]/SQRT(30)" office:value-type="float" office:value="5911.14786079485">
            <text:p>5911,14786079</text:p>
          </table:table-cell>
        </table:table-row>
        <table:table-row table:style-name="ro1">
          <table:table-cell office:value-type="string">
            <text:p>U</text:p>
          </table:table-cell>
          <table:table-cell table:style-name="ce1" table:formula="of:=[.B19]+1.96*[.B20]/SQRT(30)" office:value-type="float" office:value="6782.11592788566">
            <text:p>6782,11592789</text:p>
          </table:table-cell>
          <table:table-cell table:style-name="ce1" table:formula="of:=[.C19]+1.96*[.C20]/SQRT(30)" office:value-type="float" office:value="6880.93243505399">
            <text:p>6880,93243505</text:p>
          </table:table-cell>
          <table:table-cell table:style-name="ce1" table:formula="of:=[.D19]+1.96*[.D20]/SQRT(30)" office:value-type="float" office:value="7127.55836391786">
            <text:p>7127,55836392</text:p>
          </table:table-cell>
          <table:table-cell table:style-name="ce1" table:formula="of:=[.E19]+1.96*[.E20]/SQRT(30)" office:value-type="float" office:value="6722.18547253849">
            <text:p>6722,18547254</text:p>
          </table:table-cell>
        </table:table-row>
        <table:table-row table:style-name="ro1">
          <table:table-cell office:value-type="string">
            <text:p>p</text:p>
          </table:table-cell>
          <table:table-cell table:style-name="ce1" table:formula="of:=([.B22]-[.B21])*100/[.B19]" office:value-type="float" office:value="15.8763690573686">
            <text:p>15,87636906</text:p>
          </table:table-cell>
          <table:table-cell table:style-name="ce1" table:formula="of:=([.C22]-[.C21])*100/[.C19]" office:value-type="float" office:value="9.57154624529929">
            <text:p>9,57154625</text:p>
          </table:table-cell>
          <table:table-cell table:style-name="ce1" table:formula="of:=([.D22]-[.D21])*100/[.D19]" office:value-type="float" office:value="18.1905621607508">
            <text:p>18,19056216</text:p>
          </table:table-cell>
          <table:table-cell table:style-name="ce1" table:formula="of:=([.E22]-[.E21])*100/[.E19]" office:value-type="float" office:value="12.8396455685009">
            <text:p>12,83964557</text:p>
          </table:table-cell>
        </table:table-row>
      </table:table>
      <table:table table:name="Planilha2" table:style-name="ta1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8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2">12/12/2011</text:date>, <text:time>07:31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Ramos</meta:initial-creator>
    <meta:creation-date>2011-12-12T06:17:36</meta:creation-date>
    <dc:date>2011-12-12T07:31:22</dc:date>
    <dc:creator>Igor Ramos</dc:creator>
    <meta:editing-duration>PT42M45S</meta:editing-duration>
    <meta:editing-cycles>1</meta:editing-cycles>
    <meta:document-statistic meta:table-count="3" meta:cell-count="109" meta:object-count="0"/>
    <meta:generator>LibreOffice/3.4$Linux LibreOffice_project/340m1$Build-402</meta:generator>
  </office:meta>
</office:document-meta>
</file>